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co3" style:family="table-column">
      <style:table-column-properties fo:break-before="auto" style:column-width="36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ffffff" style:text-align-source="fix" style:repeat-content="false" fo:border-left="none" fo:border-right="none" fo:border-top="0.06pt solid #ffffff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ffffff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ffffff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ffffff" style:text-align-source="fix" style:repeat-content="false" fo:border-left="none" fo:border-right="none" fo:border-top="0.06pt solid #ffffff"/>
      <style:paragraph-properties fo:text-align="center" fo:margin-left="0mm"/>
      <style:map style:condition="is-true-formula([.K2]=[.F2])" style:apply-style-name="Good" style:base-cell-address="README.K2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ffffff"/>
      <style:paragraph-properties fo:text-align="center" fo:margin-left="0mm"/>
      <style:map style:condition="is-true-formula([.K2]=[.F2])" style:apply-style-name="Good" style:base-cell-address="README.K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K2]=[.F2])" style:apply-style-name="Good" style:base-cell-address="README.K2"/>
    </style:style>
    <style:style style:name="ce9" style:family="table-cell" style:parent-style-name="Default">
      <style:table-cell-properties fo:border-bottom="0.06pt solid #ffffff" style:text-align-source="fix" style:repeat-content="false" fo:border-left="none" fo:border-right="none" fo:border-top="none"/>
      <style:paragraph-properties fo:text-align="center" fo:margin-left="0mm"/>
      <style:map style:condition="is-true-formula([.K2]=[.F2])" style:apply-style-name="Good" style:base-cell-address="README.K2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is-true-formula([.K2]=[.F2])" style:apply-style-name="Good" style:base-cell-address="README.K2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See the requirements.readme.txt file.</text:p>
          </table:table-cell>
        </table:table-row>
      </table:table>
      <table:table table:name="Behaviour" table:style-name="ta1">
        <office:forms form:automatic-focus="false" form:apply-design-mode="false"/>
        <table:table-column table:style-name="co1" table:number-columns-repeated="1023" table:default-cell-style-name="ce17"/>
        <table:table-row table:style-name="ro1"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AMB</text:p>
          </table:table-cell>
          <table:table-cell table:style-name="ce14" office:value-type="string" calcext:value-type="string">
            <text:p>HEA</text:p>
          </table:table-cell>
          <table:table-cell table:style-name="ce14" office:value-type="string" calcext:value-type="string">
            <text:p>BRK</text:p>
          </table:table-cell>
          <table:table-cell table:style-name="ce14" office:value-type="string" calcext:value-type="string">
            <text:p>LMO</text:p>
          </table:table-cell>
          <table:table-cell table:style-name="ce14" office:value-type="string" calcext:value-type="string">
            <text:p>HL</text:p>
          </table:table-cell>
          <table:table-cell table:style-name="ce14" office:value-type="string" calcext:value-type="string">
            <text:p>F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RL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HL</text:p>
          </table:table-cell>
          <table:table-cell table:style-name="ce14" office:value-type="string" calcext:value-type="string">
            <text:p>F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RL</text:p>
          </table:table-cell>
          <table:table-cell table:style-name="ce14" office:value-type="string" calcext:value-type="string">
            <text:p>RR</text:p>
          </table:table-cell>
          <table:table-cell table:style-name="ce14" table:number-columns-repeated="1008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number-columns-repeated="4" table:style-name="ce2" office:value-type="string" calcext:value-type="string">
            <text:p>*</text:p>
          </table:table-cell>
          <table:table-cell table:number-columns-repeated="5" table:style-name="ce2" office:value-type="string" calcext:value-type="string">
            <text:p>OFF</text:p>
          </table:table-cell>
          <table:table-cell table:style-name="ce6" table:formula="of:=IF(AND([.A2]=&quot;ON&quot;;[.B2]=&quot;NIGHT&quot;);[.E2];&quot;OFF&quot;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&quot;OFF&quot;;&quot;BUP&quot;);IF([.$C2]=&quot;SL&quot;;&quot;BL&quot;;&quot;OFF&quot;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&quot;OFF&quot;;&quot;BUP&quot;);IF([.$C2]=&quot;SR&quot;;&quot;BL&quot;;&quot;OFF&quot;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IF([.$D2]=&quot;BR&quot;;[.$E2];&quot;OFF&quot;);IF([.$D2]=&quot;BR&quot;;IF([.$E2]=&quot;BL&quot;;&quot;ST&quot;;&quot;BL&quot;);[.$E2]));IF([.$C2]=&quot;SL&quot;;&quot;BL&quot;;IF([.$D2]=&quot;BR&quot;;&quot;ST&quot;;&quot;OFF&quot;))))" office:value-type="string" office:string-value="OFF" calcext:value-type="string">
            <text:p>OFF</text:p>
          </table:table-cell>
          <table:table-cell table:style-name="ce6" table:formula="of:=IF([.$A2]=&quot;OFF&quot;;&quot;OFF&quot;;IF([.$C2]=&quot;FWH&quot;;IF([.$B2]=&quot;DAY&quot;;IF([.$D2]=&quot;BR&quot;;[.$E2];&quot;OFF&quot;);IF([.$D2]=&quot;BR&quot;;IF([.$E2]=&quot;BL&quot;;&quot;ST&quot;;&quot;BL&quot;);[.$E2]));IF([.$C2]=&quot;SR&quot;;&quot;BL&quot;;IF([.$D2]=&quot;BR&quot;;&quot;ST&quot;;&quot;OFF&quot;))))" office:value-type="string" office:string-value="OFF" calcext:value-type="string">
            <text:p>OFF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FWH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*</text:p>
          </table:table-cell>
          <table:table-cell table:number-columns-repeated="5" table:style-name="ce3" office:value-type="string" calcext:value-type="string">
            <text:p>OFF</text:p>
          </table:table-cell>
          <table:table-cell table:style-name="ce7" table:formula="of:=IF(AND([.A3]=&quot;ON&quot;;[.B3]=&quot;NIGHT&quot;);[.E3];&quot;OFF&quot;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&quot;OFF&quot;;&quot;BUP&quot;);IF([.$C3]=&quot;SL&quot;;&quot;BL&quot;;&quot;OFF&quot;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&quot;OFF&quot;;&quot;BUP&quot;);IF([.$C3]=&quot;SR&quot;;&quot;BL&quot;;&quot;OFF&quot;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IF([.$D3]=&quot;BR&quot;;[.$E3];&quot;OFF&quot;);IF([.$D3]=&quot;BR&quot;;IF([.$E3]=&quot;BL&quot;;&quot;ST&quot;;&quot;BL&quot;);[.$E3]));IF([.$C3]=&quot;SL&quot;;&quot;BL&quot;;IF([.$D3]=&quot;BR&quot;;&quot;ST&quot;;&quot;OFF&quot;))))" office:value-type="string" office:string-value="OFF" calcext:value-type="string">
            <text:p>OFF</text:p>
          </table:table-cell>
          <table:table-cell table:style-name="ce7" table:formula="of:=IF([.$A3]=&quot;OFF&quot;;&quot;OFF&quot;;IF([.$C3]=&quot;FWH&quot;;IF([.$B3]=&quot;DAY&quot;;IF([.$D3]=&quot;BR&quot;;[.$E3];&quot;OFF&quot;);IF([.$D3]=&quot;BR&quot;;IF([.$E3]=&quot;BL&quot;;&quot;ST&quot;;&quot;BL&quot;);[.$E3]));IF([.$C3]=&quot;SR&quot;;&quot;BL&quot;;IF([.$D3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string" calcext:value-type="string">
            <text:p>ST</text:p>
          </table:table-cell>
          <table:table-cell table:style-name="ce8" table:formula="of:=IF(AND([.A4]=&quot;ON&quot;;[.B4]=&quot;NIGHT&quot;);[.E4];&quot;OFF&quot;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&quot;OFF&quot;;&quot;BUP&quot;);IF([.$C4]=&quot;SL&quot;;&quot;BL&quot;;&quot;OFF&quot;))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&quot;OFF&quot;;&quot;BUP&quot;);IF([.$C4]=&quot;SR&quot;;&quot;BL&quot;;&quot;OFF&quot;)))" office:value-type="string" office:string-value="OFF" calcext:value-type="string">
            <text:p>OFF</text:p>
          </table:table-cell>
          <table:table-cell table:style-name="ce8" table:formula="of:=IF([.$A4]=&quot;OFF&quot;;&quot;OFF&quot;;IF([.$C4]=&quot;FWH&quot;;IF([.$B4]=&quot;DAY&quot;;IF([.$D4]=&quot;BR&quot;;[.$E4];&quot;OFF&quot;);IF([.$D4]=&quot;BR&quot;;IF([.$E4]=&quot;BL&quot;;&quot;ST&quot;;&quot;BL&quot;);[.$E4]));IF([.$C4]=&quot;SL&quot;;&quot;BL&quot;;IF([.$D4]=&quot;BR&quot;;&quot;ST&quot;;&quot;OFF&quot;))))" office:value-type="string" office:string-value="ST" calcext:value-type="string">
            <text:p>ST</text:p>
          </table:table-cell>
          <table:table-cell table:style-name="ce8" table:formula="of:=IF([.$A4]=&quot;OFF&quot;;&quot;OFF&quot;;IF([.$C4]=&quot;FWH&quot;;IF([.$B4]=&quot;DAY&quot;;IF([.$D4]=&quot;BR&quot;;[.$E4];&quot;OFF&quot;);IF([.$D4]=&quot;BR&quot;;IF([.$E4]=&quot;BL&quot;;&quot;ST&quot;;&quot;BL&quot;);[.$E4]));IF([.$C4]=&quot;SR&quot;;&quot;BL&quot;;IF([.$D4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WH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number-columns-repeated="3" table:style-name="ce5" office:value-type="string" calcext:value-type="string">
            <text:p>OFF</text:p>
          </table:table-cell>
          <table:table-cell table:number-columns-repeated="2" table:style-name="ce5" office:value-type="string" calcext:value-type="string">
            <text:p>BL</text:p>
          </table:table-cell>
          <table:table-cell table:style-name="ce9" table:formula="of:=IF(AND([.A5]=&quot;ON&quot;;[.B5]=&quot;NIGHT&quot;);[.E5];&quot;OFF&quot;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&quot;OFF&quot;;&quot;BUP&quot;);IF([.$C5]=&quot;SL&quot;;&quot;BL&quot;;&quot;OFF&quot;))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&quot;OFF&quot;;&quot;BUP&quot;);IF([.$C5]=&quot;SR&quot;;&quot;BL&quot;;&quot;OFF&quot;)))" office:value-type="string" office:string-value="OFF" calcext:value-type="string">
            <text:p>OFF</text:p>
          </table:table-cell>
          <table:table-cell table:style-name="ce9" table:formula="of:=IF([.$A5]=&quot;OFF&quot;;&quot;OFF&quot;;IF([.$C5]=&quot;FWH&quot;;IF([.$B5]=&quot;DAY&quot;;IF([.$D5]=&quot;BR&quot;;[.$E5];&quot;OFF&quot;);IF([.$D5]=&quot;BR&quot;;IF([.$E5]=&quot;BL&quot;;&quot;ST&quot;;&quot;BL&quot;);[.$E5]));IF([.$C5]=&quot;SL&quot;;&quot;BL&quot;;IF([.$D5]=&quot;BR&quot;;&quot;ST&quot;;&quot;OFF&quot;))))" office:value-type="string" office:string-value="BL" calcext:value-type="string">
            <text:p>BL</text:p>
          </table:table-cell>
          <table:table-cell table:style-name="ce9" table:formula="of:=IF([.$A5]=&quot;OFF&quot;;&quot;OFF&quot;;IF([.$C5]=&quot;FWH&quot;;IF([.$B5]=&quot;DAY&quot;;IF([.$D5]=&quot;BR&quot;;[.$E5];&quot;OFF&quot;);IF([.$D5]=&quot;BR&quot;;IF([.$E5]=&quot;BL&quot;;&quot;ST&quot;;&quot;BL&quot;);[.$E5]));IF([.$C5]=&quot;SR&quot;;&quot;BL&quot;;IF([.$D5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7" table:formula="of:=IF(AND([.A6]=&quot;ON&quot;;[.B6]=&quot;NIGHT&quot;);[.E6];&quot;OFF&quot;)" office:value-type="string" office:string-value="OFF" calcext:value-type="string">
            <text:p>OFF</text:p>
          </table:table-cell>
          <table:table-cell table:style-name="ce7" table:formula="of:=IF([.$A6]=&quot;OFF&quot;;&quot;OFF&quot;;IF([.$C6]=&quot;FWH&quot;;IF([.$B6]=&quot;DAY&quot;;&quot;OFF&quot;;&quot;BUP&quot;);IF([.$C6]=&quot;SL&quot;;&quot;BL&quot;;&quot;OFF&quot;)))" office:value-type="string" office:string-value="BL" calcext:value-type="string">
            <text:p>BL</text:p>
          </table:table-cell>
          <table:table-cell table:style-name="ce7" table:formula="of:=IF([.$A6]=&quot;OFF&quot;;&quot;OFF&quot;;IF([.$C6]=&quot;FWH&quot;;IF([.$B6]=&quot;DAY&quot;;&quot;OFF&quot;;&quot;BUP&quot;);IF([.$C6]=&quot;SR&quot;;&quot;BL&quot;;&quot;OFF&quot;)))" office:value-type="string" office:string-value="OFF" calcext:value-type="string">
            <text:p>OFF</text:p>
          </table:table-cell>
          <table:table-cell table:style-name="ce7" table:formula="of:=IF([.$A6]=&quot;OFF&quot;;&quot;OFF&quot;;IF([.$C6]=&quot;FWH&quot;;IF([.$B6]=&quot;DAY&quot;;IF([.$D6]=&quot;BR&quot;;[.$E6];&quot;OFF&quot;);IF([.$D6]=&quot;BR&quot;;IF([.$E6]=&quot;BL&quot;;&quot;ST&quot;;&quot;BL&quot;);[.$E6]));IF([.$C6]=&quot;SL&quot;;&quot;BL&quot;;IF([.$D6]=&quot;BR&quot;;&quot;ST&quot;;&quot;OFF&quot;))))" office:value-type="string" office:string-value="BL" calcext:value-type="string">
            <text:p>BL</text:p>
          </table:table-cell>
          <table:table-cell table:style-name="ce7" table:formula="of:=IF([.$A6]=&quot;OFF&quot;;&quot;OFF&quot;;IF([.$C6]=&quot;FWH&quot;;IF([.$B6]=&quot;DAY&quot;;IF([.$D6]=&quot;BR&quot;;[.$E6];&quot;OFF&quot;);IF([.$D6]=&quot;BR&quot;;IF([.$E6]=&quot;BL&quot;;&quot;ST&quot;;&quot;BL&quot;);[.$E6]));IF([.$C6]=&quot;SR&quot;;&quot;BL&quot;;IF([.$D6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style-name="ce8" table:formula="of:=IF(AND([.A7]=&quot;ON&quot;;[.B7]=&quot;NIGHT&quot;);[.E7];&quot;OFF&quot;)" office:value-type="string" office:string-value="OFF" calcext:value-type="string">
            <text:p>OFF</text:p>
          </table:table-cell>
          <table:table-cell table:style-name="ce8" table:formula="of:=IF([.$A7]=&quot;OFF&quot;;&quot;OFF&quot;;IF([.$C7]=&quot;FWH&quot;;IF([.$B7]=&quot;DAY&quot;;&quot;OFF&quot;;&quot;BUP&quot;);IF([.$C7]=&quot;SL&quot;;&quot;BL&quot;;&quot;OFF&quot;)))" office:value-type="string" office:string-value="BL" calcext:value-type="string">
            <text:p>BL</text:p>
          </table:table-cell>
          <table:table-cell table:style-name="ce8" table:formula="of:=IF([.$A7]=&quot;OFF&quot;;&quot;OFF&quot;;IF([.$C7]=&quot;FWH&quot;;IF([.$B7]=&quot;DAY&quot;;&quot;OFF&quot;;&quot;BUP&quot;);IF([.$C7]=&quot;SR&quot;;&quot;BL&quot;;&quot;OFF&quot;)))" office:value-type="string" office:string-value="OFF" calcext:value-type="string">
            <text:p>OFF</text:p>
          </table:table-cell>
          <table:table-cell table:style-name="ce8" table:formula="of:=IF([.$A7]=&quot;OFF&quot;;&quot;OFF&quot;;IF([.$C7]=&quot;FWH&quot;;IF([.$B7]=&quot;DAY&quot;;IF([.$D7]=&quot;BR&quot;;[.$E7];&quot;OFF&quot;);IF([.$D7]=&quot;BR&quot;;IF([.$E7]=&quot;BL&quot;;&quot;ST&quot;;&quot;BL&quot;);[.$E7]));IF([.$C7]=&quot;SL&quot;;&quot;BL&quot;;IF([.$D7]=&quot;BR&quot;;&quot;ST&quot;;&quot;OFF&quot;))))" office:value-type="string" office:string-value="BL" calcext:value-type="string">
            <text:p>BL</text:p>
          </table:table-cell>
          <table:table-cell table:style-name="ce8" table:formula="of:=IF([.$A7]=&quot;OFF&quot;;&quot;OFF&quot;;IF([.$C7]=&quot;FWH&quot;;IF([.$B7]=&quot;DAY&quot;;IF([.$D7]=&quot;BR&quot;;[.$E7];&quot;OFF&quot;);IF([.$D7]=&quot;BR&quot;;IF([.$E7]=&quot;BL&quot;;&quot;ST&quot;;&quot;BL&quot;);[.$E7]));IF([.$C7]=&quot;SR&quot;;&quot;BL&quot;;IF([.$D7]=&quot;BR&quot;;&quot;ST&quot;;&quot;OFF&quot;))))" office:value-type="string" office:string-value="OFF" calcext:value-type="string">
            <text:p>OF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T</text:p>
          </table:table-cell>
          <table:table-cell table:style-name="ce8" table:formula="of:=IF(AND([.A8]=&quot;ON&quot;;[.B8]=&quot;NIGHT&quot;);[.E8];&quot;OFF&quot;)" office:value-type="string" office:string-value="OFF" calcext:value-type="string">
            <text:p>OFF</text:p>
          </table:table-cell>
          <table:table-cell table:style-name="ce8" table:formula="of:=IF([.$A8]=&quot;OFF&quot;;&quot;OFF&quot;;IF([.$C8]=&quot;FWH&quot;;IF([.$B8]=&quot;DAY&quot;;&quot;OFF&quot;;&quot;BUP&quot;);IF([.$C8]=&quot;SL&quot;;&quot;BL&quot;;&quot;OFF&quot;)))" office:value-type="string" office:string-value="BL" calcext:value-type="string">
            <text:p>BL</text:p>
          </table:table-cell>
          <table:table-cell table:style-name="ce8" table:formula="of:=IF([.$A8]=&quot;OFF&quot;;&quot;OFF&quot;;IF([.$C8]=&quot;FWH&quot;;IF([.$B8]=&quot;DAY&quot;;&quot;OFF&quot;;&quot;BUP&quot;);IF([.$C8]=&quot;SR&quot;;&quot;BL&quot;;&quot;OFF&quot;)))" office:value-type="string" office:string-value="OFF" calcext:value-type="string">
            <text:p>OFF</text:p>
          </table:table-cell>
          <table:table-cell table:style-name="ce8" table:formula="of:=IF([.$A8]=&quot;OFF&quot;;&quot;OFF&quot;;IF([.$C8]=&quot;FWH&quot;;IF([.$B8]=&quot;DAY&quot;;IF([.$D8]=&quot;BR&quot;;[.$E8];&quot;OFF&quot;);IF([.$D8]=&quot;BR&quot;;IF([.$E8]=&quot;BL&quot;;&quot;ST&quot;;&quot;BL&quot;);[.$E8]));IF([.$C8]=&quot;SL&quot;;&quot;BL&quot;;IF([.$D8]=&quot;BR&quot;;&quot;ST&quot;;&quot;OFF&quot;))))" office:value-type="string" office:string-value="BL" calcext:value-type="string">
            <text:p>BL</text:p>
          </table:table-cell>
          <table:table-cell table:style-name="ce8" table:formula="of:=IF([.$A8]=&quot;OFF&quot;;&quot;OFF&quot;;IF([.$C8]=&quot;FWH&quot;;IF([.$B8]=&quot;DAY&quot;;IF([.$D8]=&quot;BR&quot;;[.$E8];&quot;OFF&quot;);IF([.$D8]=&quot;BR&quot;;IF([.$E8]=&quot;BL&quot;;&quot;ST&quot;;&quot;BL&quot;);[.$E8]));IF([.$C8]=&quot;SR&quot;;&quot;BL&quot;;IF([.$D8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SL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ST</text:p>
          </table:table-cell>
          <table:table-cell table:style-name="ce9" table:formula="of:=IF(AND([.A9]=&quot;ON&quot;;[.B9]=&quot;NIGHT&quot;);[.E9];&quot;OFF&quot;)" office:value-type="string" office:string-value="OFF" calcext:value-type="string">
            <text:p>OFF</text:p>
          </table:table-cell>
          <table:table-cell table:style-name="ce9" table:formula="of:=IF([.$A9]=&quot;OFF&quot;;&quot;OFF&quot;;IF([.$C9]=&quot;FWH&quot;;IF([.$B9]=&quot;DAY&quot;;&quot;OFF&quot;;&quot;BUP&quot;);IF([.$C9]=&quot;SL&quot;;&quot;BL&quot;;&quot;OFF&quot;)))" office:value-type="string" office:string-value="BL" calcext:value-type="string">
            <text:p>BL</text:p>
          </table:table-cell>
          <table:table-cell table:style-name="ce9" table:formula="of:=IF([.$A9]=&quot;OFF&quot;;&quot;OFF&quot;;IF([.$C9]=&quot;FWH&quot;;IF([.$B9]=&quot;DAY&quot;;&quot;OFF&quot;;&quot;BUP&quot;);IF([.$C9]=&quot;SR&quot;;&quot;BL&quot;;&quot;OFF&quot;)))" office:value-type="string" office:string-value="OFF" calcext:value-type="string">
            <text:p>OFF</text:p>
          </table:table-cell>
          <table:table-cell table:style-name="ce9" table:formula="of:=IF([.$A9]=&quot;OFF&quot;;&quot;OFF&quot;;IF([.$C9]=&quot;FWH&quot;;IF([.$B9]=&quot;DAY&quot;;IF([.$D9]=&quot;BR&quot;;[.$E9];&quot;OFF&quot;);IF([.$D9]=&quot;BR&quot;;IF([.$E9]=&quot;BL&quot;;&quot;ST&quot;;&quot;BL&quot;);[.$E9]));IF([.$C9]=&quot;SL&quot;;&quot;BL&quot;;IF([.$D9]=&quot;BR&quot;;&quot;ST&quot;;&quot;OFF&quot;))))" office:value-type="string" office:string-value="BL" calcext:value-type="string">
            <text:p>BL</text:p>
          </table:table-cell>
          <table:table-cell table:style-name="ce9" table:formula="of:=IF([.$A9]=&quot;OFF&quot;;&quot;OFF&quot;;IF([.$C9]=&quot;FWH&quot;;IF([.$B9]=&quot;DAY&quot;;IF([.$D9]=&quot;BR&quot;;[.$E9];&quot;OFF&quot;);IF([.$D9]=&quot;BR&quot;;IF([.$E9]=&quot;BL&quot;;&quot;ST&quot;;&quot;BL&quot;);[.$E9]));IF([.$C9]=&quot;SR&quot;;&quot;BL&quot;;IF([.$D9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OFF</text:p>
          </table:table-cell>
          <table:table-cell table:style-name="ce3" table:formula="of:=[.H6]" office:value-type="string" office:string-value="OFF" calcext:value-type="string">
            <text:p>OFF</text:p>
          </table:table-cell>
          <table:table-cell table:style-name="ce3" table:formula="of:=[.G6]" office:value-type="string" office:string-value="BL" calcext:value-type="string">
            <text:p>BL</text:p>
          </table:table-cell>
          <table:table-cell table:style-name="ce3" table:formula="of:=[.J6]" office:value-type="string" office:string-value="OFF" calcext:value-type="string">
            <text:p>OFF</text:p>
          </table:table-cell>
          <table:table-cell table:style-name="ce3" table:formula="of:=[.I6]" office:value-type="string" office:string-value="BL" calcext:value-type="string">
            <text:p>BL</text:p>
          </table:table-cell>
          <table:table-cell table:style-name="ce7" table:formula="of:=IF(AND([.A10]=&quot;ON&quot;;[.B10]=&quot;NIGHT&quot;);[.E10];&quot;OFF&quot;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&quot;OFF&quot;;&quot;BUP&quot;);IF([.$C10]=&quot;SL&quot;;&quot;BL&quot;;&quot;OFF&quot;))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&quot;OFF&quot;;&quot;BUP&quot;);IF([.$C10]=&quot;SR&quot;;&quot;BL&quot;;&quot;OFF&quot;)))" office:value-type="string" office:string-value="BL" calcext:value-type="string">
            <text:p>BL</text:p>
          </table:table-cell>
          <table:table-cell table:style-name="ce10" table:formula="of:=IF([.$A10]=&quot;OFF&quot;;&quot;OFF&quot;;IF([.$C10]=&quot;FWH&quot;;IF([.$B10]=&quot;DAY&quot;;IF([.$D10]=&quot;BR&quot;;[.$E10];&quot;OFF&quot;);IF([.$D10]=&quot;BR&quot;;IF([.$E10]=&quot;BL&quot;;&quot;ST&quot;;&quot;BL&quot;);[.$E10]));IF([.$C10]=&quot;SL&quot;;&quot;BL&quot;;IF([.$D10]=&quot;BR&quot;;&quot;ST&quot;;&quot;OFF&quot;))))" office:value-type="string" office:string-value="OFF" calcext:value-type="string">
            <text:p>OFF</text:p>
          </table:table-cell>
          <table:table-cell table:style-name="ce7" table:formula="of:=IF([.$A10]=&quot;OFF&quot;;&quot;OFF&quot;;IF([.$C10]=&quot;FWH&quot;;IF([.$B10]=&quot;DAY&quot;;IF([.$D10]=&quot;BR&quot;;[.$E10];&quot;OFF&quot;);IF([.$D10]=&quot;BR&quot;;IF([.$E10]=&quot;BL&quot;;&quot;ST&quot;;&quot;BL&quot;);[.$E10]));IF([.$C10]=&quot;SR&quot;;&quot;BL&quot;;IF([.$D10]=&quot;BR&quot;;&quot;ST&quot;;&quot;OFF&quot;))))" office:value-type="string" office:string-value="BL" calcext:value-type="string">
            <text:p>BL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formula="of:=[.H7]" office:value-type="string" office:string-value="OFF" calcext:value-type="string">
            <text:p>OFF</text:p>
          </table:table-cell>
          <table:table-cell table:formula="of:=[.G7]" office:value-type="string" office:string-value="BL" calcext:value-type="string">
            <text:p>BL</text:p>
          </table:table-cell>
          <table:table-cell table:formula="of:=[.J7]" office:value-type="string" office:string-value="OFF" calcext:value-type="string">
            <text:p>OFF</text:p>
          </table:table-cell>
          <table:table-cell table:formula="of:=[.I7]" office:value-type="string" office:string-value="BL" calcext:value-type="string">
            <text:p>BL</text:p>
          </table:table-cell>
          <table:table-cell table:style-name="ce8" table:formula="of:=IF(AND([.A11]=&quot;ON&quot;;[.B11]=&quot;NIGHT&quot;);[.E11];&quot;OFF&quot;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&quot;OFF&quot;;&quot;BUP&quot;);IF([.$C11]=&quot;SL&quot;;&quot;BL&quot;;&quot;OFF&quot;))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&quot;OFF&quot;;&quot;BUP&quot;);IF([.$C11]=&quot;SR&quot;;&quot;BL&quot;;&quot;OFF&quot;)))" office:value-type="string" office:string-value="BL" calcext:value-type="string">
            <text:p>BL</text:p>
          </table:table-cell>
          <table:table-cell table:style-name="ce8" table:formula="of:=IF([.$A11]=&quot;OFF&quot;;&quot;OFF&quot;;IF([.$C11]=&quot;FWH&quot;;IF([.$B11]=&quot;DAY&quot;;IF([.$D11]=&quot;BR&quot;;[.$E11];&quot;OFF&quot;);IF([.$D11]=&quot;BR&quot;;IF([.$E11]=&quot;BL&quot;;&quot;ST&quot;;&quot;BL&quot;);[.$E11]));IF([.$C11]=&quot;SL&quot;;&quot;BL&quot;;IF([.$D11]=&quot;BR&quot;;&quot;ST&quot;;&quot;OFF&quot;))))" office:value-type="string" office:string-value="OFF" calcext:value-type="string">
            <text:p>OFF</text:p>
          </table:table-cell>
          <table:table-cell table:style-name="ce8" table:formula="of:=IF([.$A11]=&quot;OFF&quot;;&quot;OFF&quot;;IF([.$C11]=&quot;FWH&quot;;IF([.$B11]=&quot;DAY&quot;;IF([.$D11]=&quot;BR&quot;;[.$E11];&quot;OFF&quot;);IF([.$D11]=&quot;BR&quot;;IF([.$E11]=&quot;BL&quot;;&quot;ST&quot;;&quot;BL&quot;);[.$E11]));IF([.$C11]=&quot;SR&quot;;&quot;BL&quot;;IF([.$D11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FF</text:p>
          </table:table-cell>
          <table:table-cell table:formula="of:=[.H8]" office:value-type="string" office:string-value="OFF" calcext:value-type="string">
            <text:p>OFF</text:p>
          </table:table-cell>
          <table:table-cell table:formula="of:=[.G8]" office:value-type="string" office:string-value="BL" calcext:value-type="string">
            <text:p>BL</text:p>
          </table:table-cell>
          <table:table-cell table:formula="of:=[.J8]" office:value-type="string" office:string-value="ST" calcext:value-type="string">
            <text:p>ST</text:p>
          </table:table-cell>
          <table:table-cell table:formula="of:=[.I8]" office:value-type="string" office:string-value="BL" calcext:value-type="string">
            <text:p>BL</text:p>
          </table:table-cell>
          <table:table-cell table:style-name="ce8" table:formula="of:=IF(AND([.A12]=&quot;ON&quot;;[.B12]=&quot;NIGHT&quot;);[.E12];&quot;OFF&quot;)" office:value-type="string" office:string-value="OFF" calcext:value-type="string">
            <text:p>OFF</text:p>
          </table:table-cell>
          <table:table-cell table:style-name="ce8" table:formula="of:=IF([.$A12]=&quot;OFF&quot;;&quot;OFF&quot;;IF([.$C12]=&quot;FWH&quot;;IF([.$B12]=&quot;DAY&quot;;&quot;OFF&quot;;&quot;BUP&quot;);IF([.$C12]=&quot;SL&quot;;&quot;BL&quot;;&quot;OFF&quot;)))" office:value-type="string" office:string-value="OFF" calcext:value-type="string">
            <text:p>OFF</text:p>
          </table:table-cell>
          <table:table-cell table:style-name="ce8" table:formula="of:=IF([.$A12]=&quot;OFF&quot;;&quot;OFF&quot;;IF([.$C12]=&quot;FWH&quot;;IF([.$B12]=&quot;DAY&quot;;&quot;OFF&quot;;&quot;BUP&quot;);IF([.$C12]=&quot;SR&quot;;&quot;BL&quot;;&quot;OFF&quot;)))" office:value-type="string" office:string-value="BL" calcext:value-type="string">
            <text:p>BL</text:p>
          </table:table-cell>
          <table:table-cell table:style-name="ce8" table:formula="of:=IF([.$A12]=&quot;OFF&quot;;&quot;OFF&quot;;IF([.$C12]=&quot;FWH&quot;;IF([.$B12]=&quot;DAY&quot;;IF([.$D12]=&quot;BR&quot;;[.$E12];&quot;OFF&quot;);IF([.$D12]=&quot;BR&quot;;IF([.$E12]=&quot;BL&quot;;&quot;ST&quot;;&quot;BL&quot;);[.$E12]));IF([.$C12]=&quot;SL&quot;;&quot;BL&quot;;IF([.$D12]=&quot;BR&quot;;&quot;ST&quot;;&quot;OFF&quot;))))" office:value-type="string" office:string-value="ST" calcext:value-type="string">
            <text:p>ST</text:p>
          </table:table-cell>
          <table:table-cell table:style-name="ce8" table:formula="of:=IF([.$A12]=&quot;OFF&quot;;&quot;OFF&quot;;IF([.$C12]=&quot;FWH&quot;;IF([.$B12]=&quot;DAY&quot;;IF([.$D12]=&quot;BR&quot;;[.$E12];&quot;OFF&quot;);IF([.$D12]=&quot;BR&quot;;IF([.$E12]=&quot;BL&quot;;&quot;ST&quot;;&quot;BL&quot;);[.$E12]));IF([.$C12]=&quot;SR&quot;;&quot;BL&quot;;IF([.$D12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table:formula="of:=[.H9]" office:value-type="string" office:string-value="OFF" calcext:value-type="string">
            <text:p>OFF</text:p>
          </table:table-cell>
          <table:table-cell table:style-name="ce5" table:formula="of:=[.G9]" office:value-type="string" office:string-value="BL" calcext:value-type="string">
            <text:p>BL</text:p>
          </table:table-cell>
          <table:table-cell table:style-name="ce5" table:formula="of:=[.J9]" office:value-type="string" office:string-value="ST" calcext:value-type="string">
            <text:p>ST</text:p>
          </table:table-cell>
          <table:table-cell table:style-name="ce5" table:formula="of:=[.I9]" office:value-type="string" office:string-value="BL" calcext:value-type="string">
            <text:p>BL</text:p>
          </table:table-cell>
          <table:table-cell table:style-name="ce9" table:formula="of:=IF(AND([.A13]=&quot;ON&quot;;[.B13]=&quot;NIGHT&quot;);[.E13];&quot;OFF&quot;)" office:value-type="string" office:string-value="OFF" calcext:value-type="string">
            <text:p>OFF</text:p>
          </table:table-cell>
          <table:table-cell table:style-name="ce9" table:formula="of:=IF([.$A13]=&quot;OFF&quot;;&quot;OFF&quot;;IF([.$C13]=&quot;FWH&quot;;IF([.$B13]=&quot;DAY&quot;;&quot;OFF&quot;;&quot;BUP&quot;);IF([.$C13]=&quot;SL&quot;;&quot;BL&quot;;&quot;OFF&quot;)))" office:value-type="string" office:string-value="OFF" calcext:value-type="string">
            <text:p>OFF</text:p>
          </table:table-cell>
          <table:table-cell table:style-name="ce9" table:formula="of:=IF([.$A13]=&quot;OFF&quot;;&quot;OFF&quot;;IF([.$C13]=&quot;FWH&quot;;IF([.$B13]=&quot;DAY&quot;;&quot;OFF&quot;;&quot;BUP&quot;);IF([.$C13]=&quot;SR&quot;;&quot;BL&quot;;&quot;OFF&quot;)))" office:value-type="string" office:string-value="BL" calcext:value-type="string">
            <text:p>BL</text:p>
          </table:table-cell>
          <table:table-cell table:style-name="ce9" table:formula="of:=IF([.$A13]=&quot;OFF&quot;;&quot;OFF&quot;;IF([.$C13]=&quot;FWH&quot;;IF([.$B13]=&quot;DAY&quot;;IF([.$D13]=&quot;BR&quot;;[.$E13];&quot;OFF&quot;);IF([.$D13]=&quot;BR&quot;;IF([.$E13]=&quot;BL&quot;;&quot;ST&quot;;&quot;BL&quot;);[.$E13]));IF([.$C13]=&quot;SL&quot;;&quot;BL&quot;;IF([.$D13]=&quot;BR&quot;;&quot;ST&quot;;&quot;OFF&quot;))))" office:value-type="string" office:string-value="ST" calcext:value-type="string">
            <text:p>ST</text:p>
          </table:table-cell>
          <table:table-cell table:style-name="ce9" table:formula="of:=IF([.$A13]=&quot;OFF&quot;;&quot;OFF&quot;;IF([.$C13]=&quot;FWH&quot;;IF([.$B13]=&quot;DAY&quot;;IF([.$D13]=&quot;BR&quot;;[.$E13];&quot;OFF&quot;);IF([.$D13]=&quot;BR&quot;;IF([.$E13]=&quot;BL&quot;;&quot;ST&quot;;&quot;BL&quot;);[.$E13]));IF([.$C13]=&quot;SR&quot;;&quot;BL&quot;;IF([.$D13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FWH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14]" office:value-type="string" office:string-value="ST" calcext:value-type="string">
            <text:p>ST</text:p>
          </table:table-cell>
          <table:table-cell table:number-columns-repeated="2" table:style-name="ce3" office:value-type="string" calcext:value-type="string">
            <text:p>BUP</text:p>
          </table:table-cell>
          <table:table-cell table:number-columns-repeated="2" table:style-name="ce3" office:value-type="string" calcext:value-type="string">
            <text:p>ST</text:p>
          </table:table-cell>
          <table:table-cell table:style-name="ce7" table:formula="of:=IF(AND([.A14]=&quot;ON&quot;;[.B14]=&quot;NIGHT&quot;);[.E14];&quot;OFF&quot;)" office:value-type="string" office:string-value="ST" calcext:value-type="string">
            <text:p>ST</text:p>
          </table:table-cell>
          <table:table-cell table:style-name="ce7" table:formula="of:=IF([.$A14]=&quot;OFF&quot;;&quot;OFF&quot;;IF([.$C14]=&quot;FWH&quot;;IF([.$B14]=&quot;DAY&quot;;&quot;OFF&quot;;&quot;BUP&quot;);IF([.$C14]=&quot;SL&quot;;&quot;BL&quot;;&quot;OFF&quot;)))" office:value-type="string" office:string-value="BUP" calcext:value-type="string">
            <text:p>BUP</text:p>
          </table:table-cell>
          <table:table-cell table:style-name="ce7" table:formula="of:=IF([.$A14]=&quot;OFF&quot;;&quot;OFF&quot;;IF([.$C14]=&quot;FWH&quot;;IF([.$B14]=&quot;DAY&quot;;&quot;OFF&quot;;&quot;BUP&quot;);IF([.$C14]=&quot;SR&quot;;&quot;BL&quot;;&quot;OFF&quot;)))" office:value-type="string" office:string-value="BUP" calcext:value-type="string">
            <text:p>BUP</text:p>
          </table:table-cell>
          <table:table-cell table:style-name="ce7" table:formula="of:=IF([.$A14]=&quot;OFF&quot;;&quot;OFF&quot;;IF([.$C14]=&quot;FWH&quot;;IF([.$B14]=&quot;DAY&quot;;IF([.$D14]=&quot;BR&quot;;[.$E14];&quot;OFF&quot;);IF([.$D14]=&quot;BR&quot;;IF([.$E14]=&quot;BL&quot;;&quot;ST&quot;;&quot;BL&quot;);[.$E14]));IF([.$C14]=&quot;SL&quot;;&quot;BL&quot;;IF([.$D14]=&quot;BR&quot;;&quot;ST&quot;;&quot;OFF&quot;))))" office:value-type="string" office:string-value="ST" calcext:value-type="string">
            <text:p>ST</text:p>
          </table:table-cell>
          <table:table-cell table:style-name="ce7" table:formula="of:=IF([.$A14]=&quot;OFF&quot;;&quot;OFF&quot;;IF([.$C14]=&quot;FWH&quot;;IF([.$B14]=&quot;DAY&quot;;IF([.$D14]=&quot;BR&quot;;[.$E14];&quot;OFF&quot;);IF([.$D14]=&quot;BR&quot;;IF([.$E14]=&quot;BL&quot;;&quot;ST&quot;;&quot;BL&quot;);[.$E14]));IF([.$C14]=&quot;SR&quot;;&quot;BL&quot;;IF([.$D14]=&quot;BR&quot;;&quot;ST&quot;;&quot;OFF&quot;))))" office:value-type="string" office:string-value="ST" calcext:value-type="string">
            <text:p>ST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15]" office:value-type="string" office:string-value="BL" calcext:value-type="string">
            <text:p>BL</text:p>
          </table:table-cell>
          <table:table-cell table:number-columns-repeated="2" office:value-type="string" calcext:value-type="string">
            <text:p>BUP</text:p>
          </table:table-cell>
          <table:table-cell table:number-columns-repeated="2" office:value-type="string" calcext:value-type="string">
            <text:p>BL</text:p>
          </table:table-cell>
          <table:table-cell table:style-name="ce8" table:formula="of:=IF(AND([.A15]=&quot;ON&quot;;[.B15]=&quot;NIGHT&quot;);[.E15];&quot;OFF&quot;)" office:value-type="string" office:string-value="BL" calcext:value-type="string">
            <text:p>BL</text:p>
          </table:table-cell>
          <table:table-cell table:style-name="ce8" table:formula="of:=IF([.$A15]=&quot;OFF&quot;;&quot;OFF&quot;;IF([.$C15]=&quot;FWH&quot;;IF([.$B15]=&quot;DAY&quot;;&quot;OFF&quot;;&quot;BUP&quot;);IF([.$C15]=&quot;SL&quot;;&quot;BL&quot;;&quot;OFF&quot;)))" office:value-type="string" office:string-value="BUP" calcext:value-type="string">
            <text:p>BUP</text:p>
          </table:table-cell>
          <table:table-cell table:style-name="ce8" table:formula="of:=IF([.$A15]=&quot;OFF&quot;;&quot;OFF&quot;;IF([.$C15]=&quot;FWH&quot;;IF([.$B15]=&quot;DAY&quot;;&quot;OFF&quot;;&quot;BUP&quot;);IF([.$C15]=&quot;SR&quot;;&quot;BL&quot;;&quot;OFF&quot;)))" office:value-type="string" office:string-value="BUP" calcext:value-type="string">
            <text:p>BUP</text:p>
          </table:table-cell>
          <table:table-cell table:style-name="ce8" table:formula="of:=IF([.$A15]=&quot;OFF&quot;;&quot;OFF&quot;;IF([.$C15]=&quot;FWH&quot;;IF([.$B15]=&quot;DAY&quot;;IF([.$D15]=&quot;BR&quot;;[.$E15];&quot;OFF&quot;);IF([.$D15]=&quot;BR&quot;;IF([.$E15]=&quot;BL&quot;;&quot;ST&quot;;&quot;BL&quot;);[.$E15]));IF([.$C15]=&quot;SL&quot;;&quot;BL&quot;;IF([.$D15]=&quot;BR&quot;;&quot;ST&quot;;&quot;OFF&quot;))))" office:value-type="string" office:string-value="BL" calcext:value-type="string">
            <text:p>BL</text:p>
          </table:table-cell>
          <table:table-cell table:style-name="ce8" table:formula="of:=IF([.$A15]=&quot;OFF&quot;;&quot;OFF&quot;;IF([.$C15]=&quot;FWH&quot;;IF([.$B15]=&quot;DAY&quot;;IF([.$D15]=&quot;BR&quot;;[.$E15];&quot;OFF&quot;);IF([.$D15]=&quot;BR&quot;;IF([.$E15]=&quot;BL&quot;;&quot;ST&quot;;&quot;BL&quot;);[.$E15]));IF([.$C15]=&quot;SR&quot;;&quot;BL&quot;;IF([.$D15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16]" office:value-type="string" office:string-value="ST" calcext:value-type="string">
            <text:p>ST</text:p>
          </table:table-cell>
          <table:table-cell table:number-columns-repeated="2" office:value-type="string" calcext:value-type="string">
            <text:p>BUP</text:p>
          </table:table-cell>
          <table:table-cell table:number-columns-repeated="2" office:value-type="string" calcext:value-type="string">
            <text:p>BL</text:p>
          </table:table-cell>
          <table:table-cell table:style-name="ce8" table:formula="of:=IF(AND([.A16]=&quot;ON&quot;;[.B16]=&quot;NIGHT&quot;);[.E16];&quot;OFF&quot;)" office:value-type="string" office:string-value="ST" calcext:value-type="string">
            <text:p>ST</text:p>
          </table:table-cell>
          <table:table-cell table:style-name="ce8" table:formula="of:=IF([.$A16]=&quot;OFF&quot;;&quot;OFF&quot;;IF([.$C16]=&quot;FWH&quot;;IF([.$B16]=&quot;DAY&quot;;&quot;OFF&quot;;&quot;BUP&quot;);IF([.$C16]=&quot;SL&quot;;&quot;BL&quot;;&quot;OFF&quot;)))" office:value-type="string" office:string-value="BUP" calcext:value-type="string">
            <text:p>BUP</text:p>
          </table:table-cell>
          <table:table-cell table:style-name="ce8" table:formula="of:=IF([.$A16]=&quot;OFF&quot;;&quot;OFF&quot;;IF([.$C16]=&quot;FWH&quot;;IF([.$B16]=&quot;DAY&quot;;&quot;OFF&quot;;&quot;BUP&quot;);IF([.$C16]=&quot;SR&quot;;&quot;BL&quot;;&quot;OFF&quot;)))" office:value-type="string" office:string-value="BUP" calcext:value-type="string">
            <text:p>BUP</text:p>
          </table:table-cell>
          <table:table-cell table:style-name="ce8" table:formula="of:=IF([.$A16]=&quot;OFF&quot;;&quot;OFF&quot;;IF([.$C16]=&quot;FWH&quot;;IF([.$B16]=&quot;DAY&quot;;IF([.$D16]=&quot;BR&quot;;[.$E16];&quot;OFF&quot;);IF([.$D16]=&quot;BR&quot;;IF([.$E16]=&quot;BL&quot;;&quot;ST&quot;;&quot;BL&quot;);[.$E16]));IF([.$C16]=&quot;SL&quot;;&quot;BL&quot;;IF([.$D16]=&quot;BR&quot;;&quot;ST&quot;;&quot;OFF&quot;))))" office:value-type="string" office:string-value="BL" calcext:value-type="string">
            <text:p>BL</text:p>
          </table:table-cell>
          <table:table-cell table:style-name="ce8" table:formula="of:=IF([.$A16]=&quot;OFF&quot;;&quot;OFF&quot;;IF([.$C16]=&quot;FWH&quot;;IF([.$B16]=&quot;DAY&quot;;IF([.$D16]=&quot;BR&quot;;[.$E16];&quot;OFF&quot;);IF([.$D16]=&quot;BR&quot;;IF([.$E16]=&quot;BL&quot;;&quot;ST&quot;;&quot;BL&quot;);[.$E16]));IF([.$C16]=&quot;SR&quot;;&quot;BL&quot;;IF([.$D16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FWH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17]" office:value-type="string" office:string-value="BL" calcext:value-type="string">
            <text:p>BL</text:p>
          </table:table-cell>
          <table:table-cell table:number-columns-repeated="2" table:style-name="ce5" office:value-type="string" calcext:value-type="string">
            <text:p>BUP</text:p>
          </table:table-cell>
          <table:table-cell table:number-columns-repeated="2" table:style-name="ce5" office:value-type="string" calcext:value-type="string">
            <text:p>ST</text:p>
          </table:table-cell>
          <table:table-cell table:style-name="ce9" table:formula="of:=IF(AND([.A17]=&quot;ON&quot;;[.B17]=&quot;NIGHT&quot;);[.E17];&quot;OFF&quot;)" office:value-type="string" office:string-value="BL" calcext:value-type="string">
            <text:p>BL</text:p>
          </table:table-cell>
          <table:table-cell table:style-name="ce9" table:formula="of:=IF([.$A17]=&quot;OFF&quot;;&quot;OFF&quot;;IF([.$C17]=&quot;FWH&quot;;IF([.$B17]=&quot;DAY&quot;;&quot;OFF&quot;;&quot;BUP&quot;);IF([.$C17]=&quot;SL&quot;;&quot;BL&quot;;&quot;OFF&quot;)))" office:value-type="string" office:string-value="BUP" calcext:value-type="string">
            <text:p>BUP</text:p>
          </table:table-cell>
          <table:table-cell table:style-name="ce9" table:formula="of:=IF([.$A17]=&quot;OFF&quot;;&quot;OFF&quot;;IF([.$C17]=&quot;FWH&quot;;IF([.$B17]=&quot;DAY&quot;;&quot;OFF&quot;;&quot;BUP&quot;);IF([.$C17]=&quot;SR&quot;;&quot;BL&quot;;&quot;OFF&quot;)))" office:value-type="string" office:string-value="BUP" calcext:value-type="string">
            <text:p>BUP</text:p>
          </table:table-cell>
          <table:table-cell table:style-name="ce9" table:formula="of:=IF([.$A17]=&quot;OFF&quot;;&quot;OFF&quot;;IF([.$C17]=&quot;FWH&quot;;IF([.$B17]=&quot;DAY&quot;;IF([.$D17]=&quot;BR&quot;;[.$E17];&quot;OFF&quot;);IF([.$D17]=&quot;BR&quot;;IF([.$E17]=&quot;BL&quot;;&quot;ST&quot;;&quot;BL&quot;);[.$E17]));IF([.$C17]=&quot;SL&quot;;&quot;BL&quot;;IF([.$D17]=&quot;BR&quot;;&quot;ST&quot;;&quot;OFF&quot;))))" office:value-type="string" office:string-value="ST" calcext:value-type="string">
            <text:p>ST</text:p>
          </table:table-cell>
          <table:table-cell table:style-name="ce9" table:formula="of:=IF([.$A17]=&quot;OFF&quot;;&quot;OFF&quot;;IF([.$C17]=&quot;FWH&quot;;IF([.$B17]=&quot;DAY&quot;;IF([.$D17]=&quot;BR&quot;;[.$E17];&quot;OFF&quot;);IF([.$D17]=&quot;BR&quot;;IF([.$E17]=&quot;BL&quot;;&quot;ST&quot;;&quot;BL&quot;);[.$E17]));IF([.$C17]=&quot;SR&quot;;&quot;BL&quot;;IF([.$D17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18]" office:value-type="string" office:string-value="ST" calcext:value-type="string">
            <text:p>ST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OFF</text:p>
          </table:table-cell>
          <table:table-cell table:style-name="ce7" table:formula="of:=IF(AND([.A18]=&quot;ON&quot;;[.B18]=&quot;NIGHT&quot;);[.E18];&quot;OFF&quot;)" office:value-type="string" office:string-value="ST" calcext:value-type="string">
            <text:p>ST</text:p>
          </table:table-cell>
          <table:table-cell table:style-name="ce7" table:formula="of:=IF([.$A18]=&quot;OFF&quot;;&quot;OFF&quot;;IF([.$C18]=&quot;FWH&quot;;IF([.$B18]=&quot;DAY&quot;;&quot;OFF&quot;;&quot;BUP&quot;);IF([.$C18]=&quot;SL&quot;;&quot;BL&quot;;&quot;OFF&quot;)))" office:value-type="string" office:string-value="BL" calcext:value-type="string">
            <text:p>BL</text:p>
          </table:table-cell>
          <table:table-cell table:style-name="ce7" table:formula="of:=IF([.$A18]=&quot;OFF&quot;;&quot;OFF&quot;;IF([.$C18]=&quot;FWH&quot;;IF([.$B18]=&quot;DAY&quot;;&quot;OFF&quot;;&quot;BUP&quot;);IF([.$C18]=&quot;SR&quot;;&quot;BL&quot;;&quot;OFF&quot;)))" office:value-type="string" office:string-value="OFF" calcext:value-type="string">
            <text:p>OFF</text:p>
          </table:table-cell>
          <table:table-cell table:style-name="ce7" table:formula="of:=IF([.$A18]=&quot;OFF&quot;;&quot;OFF&quot;;IF([.$C18]=&quot;FWH&quot;;IF([.$B18]=&quot;DAY&quot;;IF([.$D18]=&quot;BR&quot;;[.$E18];&quot;OFF&quot;);IF([.$D18]=&quot;BR&quot;;IF([.$E18]=&quot;BL&quot;;&quot;ST&quot;;&quot;BL&quot;);[.$E18]));IF([.$C18]=&quot;SL&quot;;&quot;BL&quot;;IF([.$D18]=&quot;BR&quot;;&quot;ST&quot;;&quot;OFF&quot;))))" office:value-type="string" office:string-value="BL" calcext:value-type="string">
            <text:p>BL</text:p>
          </table:table-cell>
          <table:table-cell table:style-name="ce7" table:formula="of:=IF([.$A18]=&quot;OFF&quot;;&quot;OFF&quot;;IF([.$C18]=&quot;FWH&quot;;IF([.$B18]=&quot;DAY&quot;;IF([.$D18]=&quot;BR&quot;;[.$E18];&quot;OFF&quot;);IF([.$D18]=&quot;BR&quot;;IF([.$E18]=&quot;BL&quot;;&quot;ST&quot;;&quot;BL&quot;);[.$E18]));IF([.$C18]=&quot;SR&quot;;&quot;BL&quot;;IF([.$D18]=&quot;BR&quot;;&quot;ST&quot;;&quot;OFF&quot;))))" office:value-type="string" office:string-value="OFF" calcext:value-type="string">
            <text:p>OF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19]" office:value-type="string" office:string-value="BL" calcext:value-type="string">
            <text:p>B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table:style-name="ce8" table:formula="of:=IF(AND([.A19]=&quot;ON&quot;;[.B19]=&quot;NIGHT&quot;);[.E19];&quot;OFF&quot;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&quot;OFF&quot;;&quot;BUP&quot;);IF([.$C19]=&quot;SL&quot;;&quot;BL&quot;;&quot;OFF&quot;))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&quot;OFF&quot;;&quot;BUP&quot;);IF([.$C19]=&quot;SR&quot;;&quot;BL&quot;;&quot;OFF&quot;)))" office:value-type="string" office:string-value="OFF" calcext:value-type="string">
            <text:p>OFF</text:p>
          </table:table-cell>
          <table:table-cell table:style-name="ce8" table:formula="of:=IF([.$A19]=&quot;OFF&quot;;&quot;OFF&quot;;IF([.$C19]=&quot;FWH&quot;;IF([.$B19]=&quot;DAY&quot;;IF([.$D19]=&quot;BR&quot;;[.$E19];&quot;OFF&quot;);IF([.$D19]=&quot;BR&quot;;IF([.$E19]=&quot;BL&quot;;&quot;ST&quot;;&quot;BL&quot;);[.$E19]));IF([.$C19]=&quot;SL&quot;;&quot;BL&quot;;IF([.$D19]=&quot;BR&quot;;&quot;ST&quot;;&quot;OFF&quot;))))" office:value-type="string" office:string-value="BL" calcext:value-type="string">
            <text:p>BL</text:p>
          </table:table-cell>
          <table:table-cell table:style-name="ce8" table:formula="of:=IF([.$A19]=&quot;OFF&quot;;&quot;OFF&quot;;IF([.$C19]=&quot;FWH&quot;;IF([.$B19]=&quot;DAY&quot;;IF([.$D19]=&quot;BR&quot;;[.$E19];&quot;OFF&quot;);IF([.$D19]=&quot;BR&quot;;IF([.$E19]=&quot;BL&quot;;&quot;ST&quot;;&quot;BL&quot;);[.$E19]));IF([.$C19]=&quot;SR&quot;;&quot;BL&quot;;IF([.$D19]=&quot;BR&quot;;&quot;ST&quot;;&quot;OFF&quot;))))" office:value-type="string" office:string-value="OFF" calcext:value-type="string">
            <text:p>OF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20]" office:value-type="string" office:string-value="ST" calcext:value-type="string">
            <text:p>S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T</text:p>
          </table:table-cell>
          <table:table-cell table:style-name="ce8" table:formula="of:=IF(AND([.A20]=&quot;ON&quot;;[.B20]=&quot;NIGHT&quot;);[.E20];&quot;OFF&quot;)" office:value-type="string" office:string-value="ST" calcext:value-type="string">
            <text:p>ST</text:p>
          </table:table-cell>
          <table:table-cell table:style-name="ce8" table:formula="of:=IF([.$A20]=&quot;OFF&quot;;&quot;OFF&quot;;IF([.$C20]=&quot;FWH&quot;;IF([.$B20]=&quot;DAY&quot;;&quot;OFF&quot;;&quot;BUP&quot;);IF([.$C20]=&quot;SL&quot;;&quot;BL&quot;;&quot;OFF&quot;)))" office:value-type="string" office:string-value="BL" calcext:value-type="string">
            <text:p>BL</text:p>
          </table:table-cell>
          <table:table-cell table:style-name="ce8" table:formula="of:=IF([.$A20]=&quot;OFF&quot;;&quot;OFF&quot;;IF([.$C20]=&quot;FWH&quot;;IF([.$B20]=&quot;DAY&quot;;&quot;OFF&quot;;&quot;BUP&quot;);IF([.$C20]=&quot;SR&quot;;&quot;BL&quot;;&quot;OFF&quot;)))" office:value-type="string" office:string-value="OFF" calcext:value-type="string">
            <text:p>OFF</text:p>
          </table:table-cell>
          <table:table-cell table:style-name="ce8" table:formula="of:=IF([.$A20]=&quot;OFF&quot;;&quot;OFF&quot;;IF([.$C20]=&quot;FWH&quot;;IF([.$B20]=&quot;DAY&quot;;IF([.$D20]=&quot;BR&quot;;[.$E20];&quot;OFF&quot;);IF([.$D20]=&quot;BR&quot;;IF([.$E20]=&quot;BL&quot;;&quot;ST&quot;;&quot;BL&quot;);[.$E20]));IF([.$C20]=&quot;SL&quot;;&quot;BL&quot;;IF([.$D20]=&quot;BR&quot;;&quot;ST&quot;;&quot;OFF&quot;))))" office:value-type="string" office:string-value="BL" calcext:value-type="string">
            <text:p>BL</text:p>
          </table:table-cell>
          <table:table-cell table:style-name="ce8" table:formula="of:=IF([.$A20]=&quot;OFF&quot;;&quot;OFF&quot;;IF([.$C20]=&quot;FWH&quot;;IF([.$B20]=&quot;DAY&quot;;IF([.$D20]=&quot;BR&quot;;[.$E20];&quot;OFF&quot;);IF([.$D20]=&quot;BR&quot;;IF([.$E20]=&quot;BL&quot;;&quot;ST&quot;;&quot;BL&quot;);[.$E20]));IF([.$C20]=&quot;SR&quot;;&quot;BL&quot;;IF([.$D20]=&quot;BR&quot;;&quot;ST&quot;;&quot;OFF&quot;))))" office:value-type="string" office:string-value="ST" calcext:value-type="string">
            <text:p>S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SL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21]" office:value-type="string" office:string-value="BL" calcext:value-type="string">
            <text:p>BL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BL</text:p>
          </table:table-cell>
          <table:table-cell table:style-name="ce5" office:value-type="string" calcext:value-type="string">
            <text:p>ST</text:p>
          </table:table-cell>
          <table:table-cell table:style-name="ce9" table:formula="of:=IF(AND([.A21]=&quot;ON&quot;;[.B21]=&quot;NIGHT&quot;);[.E21];&quot;OFF&quot;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&quot;OFF&quot;;&quot;BUP&quot;);IF([.$C21]=&quot;SL&quot;;&quot;BL&quot;;&quot;OFF&quot;))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&quot;OFF&quot;;&quot;BUP&quot;);IF([.$C21]=&quot;SR&quot;;&quot;BL&quot;;&quot;OFF&quot;)))" office:value-type="string" office:string-value="OFF" calcext:value-type="string">
            <text:p>OFF</text:p>
          </table:table-cell>
          <table:table-cell table:style-name="ce9" table:formula="of:=IF([.$A21]=&quot;OFF&quot;;&quot;OFF&quot;;IF([.$C21]=&quot;FWH&quot;;IF([.$B21]=&quot;DAY&quot;;IF([.$D21]=&quot;BR&quot;;[.$E21];&quot;OFF&quot;);IF([.$D21]=&quot;BR&quot;;IF([.$E21]=&quot;BL&quot;;&quot;ST&quot;;&quot;BL&quot;);[.$E21]));IF([.$C21]=&quot;SL&quot;;&quot;BL&quot;;IF([.$D21]=&quot;BR&quot;;&quot;ST&quot;;&quot;OFF&quot;))))" office:value-type="string" office:string-value="BL" calcext:value-type="string">
            <text:p>BL</text:p>
          </table:table-cell>
          <table:table-cell table:style-name="ce9" table:formula="of:=IF([.$A21]=&quot;OFF&quot;;&quot;OFF&quot;;IF([.$C21]=&quot;FWH&quot;;IF([.$B21]=&quot;DAY&quot;;IF([.$D21]=&quot;BR&quot;;[.$E21];&quot;OFF&quot;);IF([.$D21]=&quot;BR&quot;;IF([.$E21]=&quot;BL&quot;;&quot;ST&quot;;&quot;BL&quot;);[.$E21]));IF([.$C21]=&quot;SR&quot;;&quot;BL&quot;;IF([.$D21]=&quot;BR&quot;;&quot;ST&quot;;&quot;OFF&quot;))))" office:value-type="string" office:string-value="ST" calcext:value-type="string">
            <text:p>ST</text:p>
          </table:table-cell>
          <table:table-cell table:style-name="ce5" table:number-columns-repeated="1008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NIGHT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T</text:p>
          </table:table-cell>
          <table:table-cell table:style-name="ce3" table:formula="of:=[.E22]" office:value-type="string" office:string-value="ST" calcext:value-type="string">
            <text:p>ST</text:p>
          </table:table-cell>
          <table:table-cell table:style-name="ce3" table:formula="of:=[.H18]" office:value-type="string" office:string-value="OFF" calcext:value-type="string">
            <text:p>OFF</text:p>
          </table:table-cell>
          <table:table-cell table:style-name="ce3" office:value-type="string" calcext:value-type="string">
            <text:p>BL</text:p>
          </table:table-cell>
          <table:table-cell table:style-name="ce3" table:formula="of:=[.J18]" office:value-type="string" office:string-value="OFF" calcext:value-type="string">
            <text:p>OFF</text:p>
          </table:table-cell>
          <table:table-cell table:style-name="ce3" table:formula="of:=[.I18]" office:value-type="string" office:string-value="BL" calcext:value-type="string">
            <text:p>BL</text:p>
          </table:table-cell>
          <table:table-cell table:style-name="ce7" table:formula="of:=IF(AND([.A22]=&quot;ON&quot;;[.B22]=&quot;NIGHT&quot;);[.E22];&quot;OFF&quot;)" office:value-type="string" office:string-value="ST" calcext:value-type="string">
            <text:p>ST</text:p>
          </table:table-cell>
          <table:table-cell table:style-name="ce7" table:formula="of:=IF([.$A22]=&quot;OFF&quot;;&quot;OFF&quot;;IF([.$C22]=&quot;FWH&quot;;IF([.$B22]=&quot;DAY&quot;;&quot;OFF&quot;;&quot;BUP&quot;);IF([.$C22]=&quot;SL&quot;;&quot;BL&quot;;&quot;OFF&quot;)))" office:value-type="string" office:string-value="OFF" calcext:value-type="string">
            <text:p>OFF</text:p>
          </table:table-cell>
          <table:table-cell table:style-name="ce7" table:formula="of:=IF([.$A22]=&quot;OFF&quot;;&quot;OFF&quot;;IF([.$C22]=&quot;FWH&quot;;IF([.$B22]=&quot;DAY&quot;;&quot;OFF&quot;;&quot;BUP&quot;);IF([.$C22]=&quot;SR&quot;;&quot;BL&quot;;&quot;OFF&quot;)))" office:value-type="string" office:string-value="BL" calcext:value-type="string">
            <text:p>BL</text:p>
          </table:table-cell>
          <table:table-cell table:style-name="ce7" table:formula="of:=IF([.$A22]=&quot;OFF&quot;;&quot;OFF&quot;;IF([.$C22]=&quot;FWH&quot;;IF([.$B22]=&quot;DAY&quot;;IF([.$D22]=&quot;BR&quot;;[.$E22];&quot;OFF&quot;);IF([.$D22]=&quot;BR&quot;;IF([.$E22]=&quot;BL&quot;;&quot;ST&quot;;&quot;BL&quot;);[.$E22]));IF([.$C22]=&quot;SL&quot;;&quot;BL&quot;;IF([.$D22]=&quot;BR&quot;;&quot;ST&quot;;&quot;OFF&quot;))))" office:value-type="string" office:string-value="OFF" calcext:value-type="string">
            <text:p>OFF</text:p>
          </table:table-cell>
          <table:table-cell table:style-name="ce7" table:formula="of:=IF([.$A22]=&quot;OFF&quot;;&quot;OFF&quot;;IF([.$C22]=&quot;FWH&quot;;IF([.$B22]=&quot;DAY&quot;;IF([.$D22]=&quot;BR&quot;;[.$E22];&quot;OFF&quot;);IF([.$D22]=&quot;BR&quot;;IF([.$E22]=&quot;BL&quot;;&quot;ST&quot;;&quot;BL&quot;);[.$E22]));IF([.$C22]=&quot;SR&quot;;&quot;BL&quot;;IF([.$D22]=&quot;BR&quot;;&quot;ST&quot;;&quot;OFF&quot;))))" office:value-type="string" office:string-value="BL" calcext:value-type="string">
            <text:p>BL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L</text:p>
          </table:table-cell>
          <table:table-cell table:formula="of:=[.E23]" office:value-type="string" office:string-value="BL" calcext:value-type="string">
            <text:p>BL</text:p>
          </table:table-cell>
          <table:table-cell table:formula="of:=[.H19]" office:value-type="string" office:string-value="OFF" calcext:value-type="string">
            <text:p>OFF</text:p>
          </table:table-cell>
          <table:table-cell table:formula="of:=[.G19]" office:value-type="string" office:string-value="BL" calcext:value-type="string">
            <text:p>BL</text:p>
          </table:table-cell>
          <table:table-cell table:formula="of:=[.J19]" office:value-type="string" office:string-value="OFF" calcext:value-type="string">
            <text:p>OFF</text:p>
          </table:table-cell>
          <table:table-cell table:formula="of:=[.I19]" office:value-type="string" office:string-value="BL" calcext:value-type="string">
            <text:p>BL</text:p>
          </table:table-cell>
          <table:table-cell table:style-name="ce8" table:formula="of:=IF(AND([.A23]=&quot;ON&quot;;[.B23]=&quot;NIGHT&quot;);[.E23];&quot;OFF&quot;)" office:value-type="string" office:string-value="BL" calcext:value-type="string">
            <text:p>BL</text:p>
          </table:table-cell>
          <table:table-cell table:style-name="ce8" table:formula="of:=IF([.$A23]=&quot;OFF&quot;;&quot;OFF&quot;;IF([.$C23]=&quot;FWH&quot;;IF([.$B23]=&quot;DAY&quot;;&quot;OFF&quot;;&quot;BUP&quot;);IF([.$C23]=&quot;SL&quot;;&quot;BL&quot;;&quot;OFF&quot;)))" office:value-type="string" office:string-value="OFF" calcext:value-type="string">
            <text:p>OFF</text:p>
          </table:table-cell>
          <table:table-cell table:style-name="ce8" table:formula="of:=IF([.$A23]=&quot;OFF&quot;;&quot;OFF&quot;;IF([.$C23]=&quot;FWH&quot;;IF([.$B23]=&quot;DAY&quot;;&quot;OFF&quot;;&quot;BUP&quot;);IF([.$C23]=&quot;SR&quot;;&quot;BL&quot;;&quot;OFF&quot;)))" office:value-type="string" office:string-value="BL" calcext:value-type="string">
            <text:p>BL</text:p>
          </table:table-cell>
          <table:table-cell table:style-name="ce8" table:formula="of:=IF([.$A23]=&quot;OFF&quot;;&quot;OFF&quot;;IF([.$C23]=&quot;FWH&quot;;IF([.$B23]=&quot;DAY&quot;;IF([.$D23]=&quot;BR&quot;;[.$E23];&quot;OFF&quot;);IF([.$D23]=&quot;BR&quot;;IF([.$E23]=&quot;BL&quot;;&quot;ST&quot;;&quot;BL&quot;);[.$E23]));IF([.$C23]=&quot;SL&quot;;&quot;BL&quot;;IF([.$D23]=&quot;BR&quot;;&quot;ST&quot;;&quot;OFF&quot;))))" office:value-type="string" office:string-value="OFF" calcext:value-type="string">
            <text:p>OFF</text:p>
          </table:table-cell>
          <table:table-cell table:style-name="ce8" table:formula="of:=IF([.$A23]=&quot;OFF&quot;;&quot;OFF&quot;;IF([.$C23]=&quot;FWH&quot;;IF([.$B23]=&quot;DAY&quot;;IF([.$D23]=&quot;BR&quot;;[.$E23];&quot;OFF&quot;);IF([.$D23]=&quot;BR&quot;;IF([.$E23]=&quot;BL&quot;;&quot;ST&quot;;&quot;BL&quot;);[.$E23]));IF([.$C23]=&quot;SR&quot;;&quot;BL&quot;;IF([.$D23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</text:p>
          </table:table-cell>
          <table:table-cell table:formula="of:=[.E24]" office:value-type="string" office:string-value="ST" calcext:value-type="string">
            <text:p>ST</text:p>
          </table:table-cell>
          <table:table-cell table:formula="of:=[.H20]" office:value-type="string" office:string-value="OFF" calcext:value-type="string">
            <text:p>OFF</text:p>
          </table:table-cell>
          <table:table-cell table:formula="of:=[.G20]" office:value-type="string" office:string-value="BL" calcext:value-type="string">
            <text:p>BL</text:p>
          </table:table-cell>
          <table:table-cell table:formula="of:=[.J20]" office:value-type="string" office:string-value="ST" calcext:value-type="string">
            <text:p>ST</text:p>
          </table:table-cell>
          <table:table-cell table:formula="of:=[.I20]" office:value-type="string" office:string-value="BL" calcext:value-type="string">
            <text:p>BL</text:p>
          </table:table-cell>
          <table:table-cell table:style-name="ce8" table:formula="of:=IF(AND([.A24]=&quot;ON&quot;;[.B24]=&quot;NIGHT&quot;);[.E24];&quot;OFF&quot;)" office:value-type="string" office:string-value="ST" calcext:value-type="string">
            <text:p>ST</text:p>
          </table:table-cell>
          <table:table-cell table:style-name="ce8" table:formula="of:=IF([.$A24]=&quot;OFF&quot;;&quot;OFF&quot;;IF([.$C24]=&quot;FWH&quot;;IF([.$B24]=&quot;DAY&quot;;&quot;OFF&quot;;&quot;BUP&quot;);IF([.$C24]=&quot;SL&quot;;&quot;BL&quot;;&quot;OFF&quot;)))" office:value-type="string" office:string-value="OFF" calcext:value-type="string">
            <text:p>OFF</text:p>
          </table:table-cell>
          <table:table-cell table:style-name="ce8" table:formula="of:=IF([.$A24]=&quot;OFF&quot;;&quot;OFF&quot;;IF([.$C24]=&quot;FWH&quot;;IF([.$B24]=&quot;DAY&quot;;&quot;OFF&quot;;&quot;BUP&quot;);IF([.$C24]=&quot;SR&quot;;&quot;BL&quot;;&quot;OFF&quot;)))" office:value-type="string" office:string-value="BL" calcext:value-type="string">
            <text:p>BL</text:p>
          </table:table-cell>
          <table:table-cell table:style-name="ce8" table:formula="of:=IF([.$A24]=&quot;OFF&quot;;&quot;OFF&quot;;IF([.$C24]=&quot;FWH&quot;;IF([.$B24]=&quot;DAY&quot;;IF([.$D24]=&quot;BR&quot;;[.$E24];&quot;OFF&quot;);IF([.$D24]=&quot;BR&quot;;IF([.$E24]=&quot;BL&quot;;&quot;ST&quot;;&quot;BL&quot;);[.$E24]));IF([.$C24]=&quot;SL&quot;;&quot;BL&quot;;IF([.$D24]=&quot;BR&quot;;&quot;ST&quot;;&quot;OFF&quot;))))" office:value-type="string" office:string-value="ST" calcext:value-type="string">
            <text:p>ST</text:p>
          </table:table-cell>
          <table:table-cell table:style-name="ce8" table:formula="of:=IF([.$A24]=&quot;OFF&quot;;&quot;OFF&quot;;IF([.$C24]=&quot;FWH&quot;;IF([.$B24]=&quot;DAY&quot;;IF([.$D24]=&quot;BR&quot;;[.$E24];&quot;OFF&quot;);IF([.$D24]=&quot;BR&quot;;IF([.$E24]=&quot;BL&quot;;&quot;ST&quot;;&quot;BL&quot;);[.$E24]));IF([.$C24]=&quot;SR&quot;;&quot;BL&quot;;IF([.$D24]=&quot;BR&quot;;&quot;ST&quot;;&quot;OFF&quot;))))" office:value-type="string" office:string-value="BL" calcext:value-type="string">
            <text:p>B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NIGHT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BL</text:p>
          </table:table-cell>
          <table:table-cell table:style-name="ce5" table:formula="of:=[.E25]" office:value-type="string" office:string-value="BL" calcext:value-type="string">
            <text:p>BL</text:p>
          </table:table-cell>
          <table:table-cell table:style-name="ce5" table:formula="of:=[.H21]" office:value-type="string" office:string-value="OFF" calcext:value-type="string">
            <text:p>OFF</text:p>
          </table:table-cell>
          <table:table-cell table:style-name="ce5" table:formula="of:=[.G21]" office:value-type="string" office:string-value="BL" calcext:value-type="string">
            <text:p>BL</text:p>
          </table:table-cell>
          <table:table-cell table:style-name="ce5" table:formula="of:=[.J21]" office:value-type="string" office:string-value="ST" calcext:value-type="string">
            <text:p>ST</text:p>
          </table:table-cell>
          <table:table-cell table:style-name="ce5" table:formula="of:=[.I21]" office:value-type="string" office:string-value="BL" calcext:value-type="string">
            <text:p>BL</text:p>
          </table:table-cell>
          <table:table-cell table:style-name="ce9" table:formula="of:=IF(AND([.A25]=&quot;ON&quot;;[.B25]=&quot;NIGHT&quot;);[.E25];&quot;OFF&quot;)" office:value-type="string" office:string-value="BL" calcext:value-type="string">
            <text:p>BL</text:p>
          </table:table-cell>
          <table:table-cell table:style-name="ce9" table:formula="of:=IF([.$A25]=&quot;OFF&quot;;&quot;OFF&quot;;IF([.$C25]=&quot;FWH&quot;;IF([.$B25]=&quot;DAY&quot;;&quot;OFF&quot;;&quot;BUP&quot;);IF([.$C25]=&quot;SL&quot;;&quot;BL&quot;;&quot;OFF&quot;)))" office:value-type="string" office:string-value="OFF" calcext:value-type="string">
            <text:p>OFF</text:p>
          </table:table-cell>
          <table:table-cell table:style-name="ce9" table:formula="of:=IF([.$A25]=&quot;OFF&quot;;&quot;OFF&quot;;IF([.$C25]=&quot;FWH&quot;;IF([.$B25]=&quot;DAY&quot;;&quot;OFF&quot;;&quot;BUP&quot;);IF([.$C25]=&quot;SR&quot;;&quot;BL&quot;;&quot;OFF&quot;)))" office:value-type="string" office:string-value="BL" calcext:value-type="string">
            <text:p>BL</text:p>
          </table:table-cell>
          <table:table-cell table:style-name="ce9" table:formula="of:=IF([.$A25]=&quot;OFF&quot;;&quot;OFF&quot;;IF([.$C25]=&quot;FWH&quot;;IF([.$B25]=&quot;DAY&quot;;IF([.$D25]=&quot;BR&quot;;[.$E25];&quot;OFF&quot;);IF([.$D25]=&quot;BR&quot;;IF([.$E25]=&quot;BL&quot;;&quot;ST&quot;;&quot;BL&quot;);[.$E25]));IF([.$C25]=&quot;SL&quot;;&quot;BL&quot;;IF([.$D25]=&quot;BR&quot;;&quot;ST&quot;;&quot;OFF&quot;))))" office:value-type="string" office:string-value="ST" calcext:value-type="string">
            <text:p>ST</text:p>
          </table:table-cell>
          <table:table-cell table:style-name="ce9" table:formula="of:=IF([.$A25]=&quot;OFF&quot;;&quot;OFF&quot;;IF([.$C25]=&quot;FWH&quot;;IF([.$B25]=&quot;DAY&quot;;IF([.$D25]=&quot;BR&quot;;[.$E25];&quot;OFF&quot;);IF([.$D25]=&quot;BR&quot;;IF([.$E25]=&quot;BL&quot;;&quot;ST&quot;;&quot;BL&quot;);[.$E25]));IF([.$C25]=&quot;SR&quot;;&quot;BL&quot;;IF([.$D25]=&quot;BR&quot;;&quot;ST&quot;;&quot;OFF&quot;))))" office:value-type="string" office:string-value="BL" calcext:value-type="string">
            <text:p>BL</text:p>
          </table:table-cell>
          <table:table-cell table:style-name="ce5" table:number-columns-repeated="1008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Behaviour.K2:Behaviour.O25">
            <calcext:condition calcext:apply-style-name="Good" calcext:value="formula-is([.K2]=[.F2])" calcext:base-cell-address="README.K2"/>
          </calcext:conditional-format>
        </calcext:conditional-formats>
      </table:table>
      <table:table table:name="Headings" table:style-name="ta1">
        <office:forms form:automatic-focus="false" form:apply-design-mode="false"/>
        <table:table-column table:style-name="co1" table:number-columns-repeated="2" table:default-cell-style-name="ce17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Key type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Legal values</text:p>
          </table:table-cell>
          <table:table-cell table:style-name="ce27" table:number-columns-repeated="1019"/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eneral switch</text:p>
          </table:table-cell>
          <table:table-cell office:value-type="string" calcext:value-type="string">
            <text:p>OFF,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mbient mode</text:p>
          </table:table-cell>
          <table:table-cell office:value-type="string" calcext:value-type="string">
            <text:p>DAY, 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eading mode</text:p>
          </table:table-cell>
          <table:table-cell office:value-type="string" calcext:value-type="string">
            <text:p>FWH, SL, 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reaking mode</text:p>
          </table:table-cell>
          <table:table-cell office:value-type="string" calcext:value-type="string">
            <text:p>NB, 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O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light mode</text:p>
          </table:table-cell>
          <table:table-cell office:value-type="string" calcext:value-type="string">
            <text:p>ST, 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OFF, ST, 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OFF, ST, BL, B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OFF, ST, BL, B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ar left</text:p>
          </table:table-cell>
          <table:table-cell office:value-type="string" calcext:value-type="string">
            <text:p>OFF, ST, 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ar right</text:p>
          </table:table-cell>
          <table:table-cell office:value-type="string" calcext:value-type="string">
            <text:p>OFF, ST, BL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alues" table:style-name="ta1">
        <office:forms form:automatic-focus="false" form:apply-design-mode="false"/>
        <table:table-column table:style-name="co1" table:default-cell-style-name="ce17"/>
        <table:table-column table:style-name="co3" table:default-cell-style-name="Default"/>
        <table:table-column table:style-name="co1" table:default-cell-style-name="ce23"/>
        <table:table-column table:style-name="co1" table:number-columns-repeated="61" table:default-cell-style-name="Default"/>
        <table:table-row table:style-name="ro1">
          <table:table-cell table:style-name="ce14" office:value-type="string" calcext:value-type="string">
            <text:p>Value</text:p>
          </table:table-cell>
          <table:table-cell table:style-name="ce27" office:value-type="string" calcext:value-type="string">
            <text:p>Meaning</text:p>
          </table:table-cell>
          <table:table-cell table:style-name="ce22"/>
          <table:table-cell table:style-name="ce27" table:number-columns-repeated="61"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ink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eak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backup mo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o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WH</text:p>
          </table:table-cell>
          <table:table-cell office:value-type="string" calcext:value-type="string">
            <text:p>forward hea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ot break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night mo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teering lef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teering righ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ead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Value makes no difference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Values.A1:Values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7ffe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 style:data-style-name="N2" text:time-value="10:29:18.554688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9:34:10.563233382</meta:creation-date>
    <dc:date>2020-04-18T10:30:17.638122741</dc:date>
    <meta:editing-duration>PT9H24M24S</meta:editing-duration>
    <meta:editing-cycles>12</meta:editing-cycles>
    <meta:generator>LibreOffice/6.3.5.2$Linux_X86_64 LibreOffice_project/30$Build-2</meta:generator>
    <meta:document-statistic meta:table-count="4" meta:cell-count="446" meta:object-count="0"/>
  </office:meta>
</office:document-meta>
</file>